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5_01-16-43_000.jpg</text:p>
          </table:table-cell>
          <table:table-cell table:style-name="ce25" office:value-type="string">
            <text:p>:PHOTO 記録 / 文書 / 飲酒；時刻；推移；ストップウオッチ</text:p>
          </table:table-cell>
          <table:table-cell table:style-name="ce4"/>
          <table:table-cell table:style-name="ce4"/>
          <table:table-cell table:style-name="ce4"/>
          <table:table-cell table:style-name="ce37" table:formula="of:=IF([.E2]=&quot;&quot;;[.C2];CONCATENATE([.C2];&quot; / &quot;;[.E2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5_13-15-5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5_15-55-23_000.jpg</text:p>
          </table:table-cell>
          <table:table-cell table:style-name="ce19" office:value-type="string">
            <text:p>:m RES 1-2*2 / free# JVEMV6 37#21.4_33 / 37. miscs of miscs / 21. math&amp;physics / 4. knot-theory / 本結び,w:結び目ブロック,w:トップクロス,w:左側 / N+</text:p>
          </table:table-cell>
          <table:table-cell table:style-name="ce36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4]=&quot;&quot;;[.C4];CONCATENATE([.C4];&quot; / &quot;;[.E4]))" office:value-type="string" office:string-value=":m RES 1-2*2 / free# JVEMV6 37#21.4_33 / 37. miscs of miscs / 21. math&amp;physics / 4. knot-theory / 本結び,w:結び目ブロック,w:トップクロス,w:左側 / N+">
            <text:p>:m RES 1-2*2 / free# JVEMV6 37#21.4_33 / 37. miscs of miscs / 21. math&amp;physics / 4. knot-theory / 本結び,w:結び目ブロック,w:トップクロス,w:左側 / N+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5_16-08-42_000.jpg</text:p>
          </table:table-cell>
          <table:table-cell table:style-name="ce19" office:value-type="string">
            <text:p>:m 温度 / 部屋</text:p>
          </table:table-cell>
          <table:table-cell table:style-name="ce1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7" table:formula="of:=IF([.E5]=&quot;&quot;;[.C5];CONCATENATE([.C5];&quot; / &quot;;[.E5]))" office:value-type="string" office:string-value=":m 温度 / 部屋">
            <text:p>:m 温度 / 部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5_16-41-36_000.jpg</text:p>
          </table:table-cell>
          <table:table-cell table:style-name="ce26" office:value-type="string">
            <text:p>:m anim / dessin / しゃがむ / N+</text:p>
          </table:table-cell>
          <table:table-cell table:style-name="ce18"/>
          <table:table-cell table:style-name="ce4"/>
          <table:table-cell table:style-name="ce4" office:value-type="string">
            <text:p>N-35-35-28.436279 E-139-34-48.995361</text:p>
          </table:table-cell>
          <table:table-cell table:style-name="ce37" table:formula="of:=IF([.E6]=&quot;&quot;;[.C6];CONCATENATE([.C6];&quot; / &quot;;[.E6]))" office:value-type="string" office:string-value=":m anim / dessin / しゃがむ / N+">
            <text:p>:m anim / dessin / しゃがむ / N+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5_17-32-16_000.jpg</text:p>
          </table:table-cell>
          <table:table-cell table:style-name="ce26" office:value-type="string">
            <text:p>:m 1*1 RES / free / res-id=3CHM / theme=NED / session=3 / 活動地域;harold-cepero / N+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7]=&quot;&quot;;[.C7];CONCATENATE([.C7];&quot; / &quot;;[.E7]))" office:value-type="string" office:string-value=":m 1*1 RES / free / res-id=3CHM / theme=NED / session=3 / 活動地域;harold-cepero / N+">
            <text:p>:m 1*1 RES / free / res-id=3CHM / theme=NED / session=3 / 活動地域;harold-cepero / N+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5_18-29-24_000.jpg</text:p>
          </table:table-cell>
          <table:table-cell table:style-name="ce26" office:value-type="string">
            <text:p>:bookmemo 1*1 / ページメモ / 『妙好人伝　日本思想大系５７』 / 著者=仰誓、僧純 / session=1 / p.148 / 車蓋；蓮；分陀利華</text:p>
          </table:table-cell>
          <table:table-cell table:style-name="ce17"/>
          <table:table-cell table:style-name="ce4"/>
          <table:table-cell table:style-name="ce4" office:value-type="string">
            <text:p>N-35-35-28.738403 E-139-34-49.270019</text:p>
          </table:table-cell>
          <table:table-cell table:style-name="ce37" table:formula="of:=IF([.E8]=&quot;&quot;;[.C8];CONCATENATE([.C8];&quot; / &quot;;[.E8]))" office:value-type="string" office:string-value=":bookmemo 1*1 / ページメモ / 『妙好人伝　日本思想大系５７』 / 著者=仰誓、僧純 / session=1 / p.148 / 車蓋；蓮；分陀利華">
            <text:p>:bookmemo 1*1 / ページメモ / 『妙好人伝　日本思想大系５７』 / 著者=仰誓、僧純 / session=1 / p.148 / 車蓋；蓮；分陀利華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5_19-10-35_000.jpg</text:p>
          </table:table-cell>
          <table:table-cell table:style-name="ce26" office:value-type="string">
            <text:p>:m music / log / kb / || s.1:genr=tips,for=how-to-blow:Ef-Df-Bf || s.2:genr=tips,other=drawing+,for=how-to-blow:Bf3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9]=&quot;&quot;;[.C9];CONCATENATE([.C9];&quot; / &quot;;[.E9]))" office:value-type="string" office:string-value=":m music / log / kb / || s.1:genr=tips,for=how-to-blow:Ef-Df-Bf || s.2:genr=tips,other=drawing+,for=how-to-blow:Bf3">
            <text:p>:m music / log / kb / || s.1:genr=tips,for=how-to-blow:Ef-Df-Bf || s.2:genr=tips,other=drawing+,for=how-to-blow:Bf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5_19-27-07_000.jpg</text:p>
          </table:table-cell>
          <table:table-cell table:style-name="ce19" office:value-type="string">
            <text:p>:m 温度 / 部屋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10]=&quot;&quot;;[.C10];CONCATENATE([.C10];&quot; / &quot;;[.E10]))" office:value-type="string" office:string-value=":m 温度 / 部屋">
            <text:p>:m 温度 / 部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5_20-49-1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7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5_23-40-22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5_23-56-49_000.jpg</text:p>
          </table:table-cell>
          <table:table-cell table:style-name="ce26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6_00-11-15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6_00-20-39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7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6_00-31-53_000.jpg</text:p>
          </table:table-cell>
          <table:table-cell table:style-name="ce27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532409 E-139-34-48.885498</text:p>
          </table:table-cell>
          <table:table-cell table:style-name="ce37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6_01-03-18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7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6_01-20-52_000.jpg</text:p>
          </table:table-cell>
          <table:table-cell table:style-name="ce25" office:value-type="string">
            <text:p>:PHOTO 記録 / 文書 / 飲酒；時刻；推移；ストップウオッチ</text:p>
          </table:table-cell>
          <table:table-cell table:style-name="ce18"/>
          <table:table-cell table:style-name="ce4"/>
          <table:table-cell table:style-name="ce4"/>
          <table:table-cell table:style-name="ce37" table:formula="of:=IF([.E18]=&quot;&quot;;[.C18];CONCATENATE([.C18];&quot; / &quot;;[.E18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6_01-20-56_000.jpg</text:p>
          </table:table-cell>
          <table:table-cell table:style-name="ce22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37" table:formula="of:=IF([.E19]=&quot;&quot;;[.C19];CONCATENATE([.C19];&quot; / &quot;;[.E19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6_01-25-3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16_09-49-53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7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16_09-56-09_000.jpg</text:p>
          </table:table-cell>
          <table:table-cell table:style-name="ce19" office:value-type="string">
            <text:p>:m steps / 飲酒；寝る前 / 手順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22]=&quot;&quot;;[.C22];CONCATENATE([.C22];&quot; / &quot;;[.E22]))" office:value-type="string" office:string-value=":m steps / 飲酒；寝る前 / 手順">
            <text:p>:m steps / 飲酒；寝る前 / 手順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16_09-58-17_000.jpg</text:p>
          </table:table-cell>
          <table:table-cell table:style-name="ce22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7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8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7]=&quot;&quot;;[.C57];CONCATENATE([.C57];&quot; / &quot;;[.E5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8]=&quot;&quot;;[.C58];CONCATENATE([.C58];&quot; / &quot;;[.E5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59]=&quot;&quot;;[.C59];CONCATENATE([.C59];&quot; / &quot;;[.E5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60]=&quot;&quot;;[.C60];CONCATENATE([.C60];&quot; / &quot;;[.E6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1]=&quot;&quot;;[.C61];CONCATENATE([.C61];&quot; / &quot;;[.E6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8"/>
          <table:table-cell table:style-name="ce4"/>
          <table:table-cell table:style-name="ce4"/>
          <table:table-cell table:style-name="ce37" table:formula="of:=IF([.E62]=&quot;&quot;;[.C62];CONCATENATE([.C62];&quot; / &quot;;[.E6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3]=&quot;&quot;;[.C63];CONCATENATE([.C63];&quot; / &quot;;[.E6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4]=&quot;&quot;;[.C64];CONCATENATE([.C64];&quot; / &quot;;[.E6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65]=&quot;&quot;;[.C65];CONCATENATE([.C65];&quot; / &quot;;[.E6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6]=&quot;&quot;;[.C66];CONCATENATE([.C66];&quot; / &quot;;[.E6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7]=&quot;&quot;;[.C67];CONCATENATE([.C67];&quot; / &quot;;[.E6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8]=&quot;&quot;;[.C68];CONCATENATE([.C68];&quot; / &quot;;[.E6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69]=&quot;&quot;;[.C69];CONCATENATE([.C69];&quot; / &quot;;[.E6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70]=&quot;&quot;;[.C70];CONCATENATE([.C70];&quot; / &quot;;[.E7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71]=&quot;&quot;;[.C71];CONCATENATE([.C71];&quot; / &quot;;[.E7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73]=&quot;&quot;;[.C73];CONCATENATE([.C73];&quot; / &quot;;[.E7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4]=&quot;&quot;;[.C74];CONCATENATE([.C74];&quot; / &quot;;[.E7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5]=&quot;&quot;;[.C75];CONCATENATE([.C75];&quot; / &quot;;[.E7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6]=&quot;&quot;;[.C76];CONCATENATE([.C76];&quot; / &quot;;[.E7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7]=&quot;&quot;;[.C77];CONCATENATE([.C77];&quot; / &quot;;[.E7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78]=&quot;&quot;;[.C78];CONCATENATE([.C78];&quot; / &quot;;[.E7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8"/>
          <table:table-cell table:style-name="ce4"/>
          <table:table-cell table:style-name="ce4"/>
          <table:table-cell table:style-name="ce37" table:formula="of:=IF([.E79]=&quot;&quot;;[.C79];CONCATENATE([.C79];&quot; / &quot;;[.E7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8"/>
          <table:table-cell table:style-name="ce4"/>
          <table:table-cell table:style-name="ce4"/>
          <table:table-cell table:style-name="ce37" table:formula="of:=IF([.E80]=&quot;&quot;;[.C80];CONCATENATE([.C80];&quot; / &quot;;[.E8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81]=&quot;&quot;;[.C81];CONCATENATE([.C81];&quot; / &quot;;[.E8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82]=&quot;&quot;;[.C82];CONCATENATE([.C82];&quot; / &quot;;[.E8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3]=&quot;&quot;;[.C83];CONCATENATE([.C83];&quot; / &quot;;[.E8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4]=&quot;&quot;;[.C84];CONCATENATE([.C84];&quot; / &quot;;[.E8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5]=&quot;&quot;;[.C85];CONCATENATE([.C85];&quot; / &quot;;[.E8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6]=&quot;&quot;;[.C86];CONCATENATE([.C86];&quot; / &quot;;[.E8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2020/08/16</text:date>, <text:time>11:1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6T11:14:03.30</dc:date>
    <dc:creator>iwabuchi ken</dc:creator>
    <meta:editing-duration>P24DT12H40M56S</meta:editing-duration>
    <meta:editing-cycles>9256</meta:editing-cycles>
    <meta:document-statistic meta:table-count="1" meta:cell-count="475" meta:object-count="0"/>
  </office:meta>
</office:document-meta>
</file>